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59.6">
            <text:p>-59.6</text:p>
          </table:table-cell>
          <table:table-cell>
            <draw:frame table:end-cell-address="Sheet1.Q30" table:end-x="0.1417in" table:end-y="0.0315in" draw:z-index="0" draw:style-name="gr1" svg:width="13.4425in" svg:height="5.126in" svg:x="0.0346in" svg:y="0.0417in">
              <draw:object draw:notify-on-update-of-ranges="Sheet1.A1:Sheet1.A5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1.9">
            <text:p>51.9</text:p>
          </table:table-cell>
          <table:table-cell/>
        </table:table-row>
        <table:table-row table:style-name="ro1">
          <table:table-cell office:value-type="float" office:value="97.5">
            <text:p>97.5</text:p>
          </table:table-cell>
          <table:table-cell/>
        </table:table-row>
        <table:table-row table:style-name="ro1">
          <table:table-cell office:value-type="float" office:value="77.5">
            <text:p>77.5</text:p>
          </table:table-cell>
          <table:table-cell/>
        </table:table-row>
        <table:table-row table:style-name="ro1">
          <table:table-cell office:value-type="float" office:value="96.5">
            <text:p>96.5</text:p>
          </table:table-cell>
          <table:table-cell/>
        </table:table-row>
        <table:table-row table:style-name="ro1">
          <table:table-cell office:value-type="float" office:value="86.4">
            <text:p>86.4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7.1">
            <text:p>97.1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3">
            <text:p>98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3">
            <text:p>78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68.4">
            <text:p>68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3">
            <text:p>78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5">
            <text:p>79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12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8T12:00:20</dc:date>
    <dc:creator>Atul </dc:creator>
    <meta:document-statistic meta:table-count="1" meta:cell-count="5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145cm" svg:height="13.021cm" xlink:href=".." chart:class="chart:scatter" chart:style-name="ch1">
        <chart:legend chart:legend-position="end" svg:x="31.569cm" svg:y="6.228cm" chart:style-name="ch2"/>
        <chart:plot-area chart:style-name="ch3" table:cell-range-address="Sheet1.A1:Sheet1.A5000" svg:x="0.682cm" svg:y="0.26cm" svg:width="30.206cm" svg:height="12.24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000" chart:class="chart:scatter">
            <chart:data-point chart:repeated="5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9.6">
                <text:p text:id="Sheet1.A1:Sheet1.A5000">-59.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0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0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0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3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0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3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4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4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5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5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5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0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4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0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7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0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9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0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0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0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1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1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1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4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1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4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1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1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5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415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1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2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1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1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8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1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2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2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3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4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55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2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2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2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2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8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2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2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3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2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4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4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4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3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3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69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3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3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9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0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4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0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4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4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4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4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4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5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4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6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4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7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4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7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4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4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4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494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4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5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5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5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5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4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5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5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55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5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55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5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5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5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5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5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0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6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06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460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6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46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2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2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4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5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6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61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67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6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6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0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7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0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7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2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7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26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7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3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7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7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53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47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7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7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7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7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9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7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7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0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8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1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1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2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2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3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4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4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8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6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8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8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48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9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49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19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49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9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9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9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9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9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9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9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9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9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99.3">
                <text:p>9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